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e32" officeooo:paragraph-rsid="00040e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Projektbezeichnung</text:p>
      <text:p text:style-name="P1"><text:tab/>Entwickeln einer Serversoftware inklusive Testclient zur Reservierung von Hotelzimmern</text:p>
      <text:p text:style-name="P1">1.1<text:tab/>Kurzform der Aufgabenstellung</text:p>
      <text:p text:style-name="P1"><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en abzugeben. </text:p>
      <text:p text:style-name="P1">Im Rahmen dieses Teilprojekts soll die Serversoftware mit den Schnittstellen zu den mobilen Clients entwickelt werden. Außerdem wird im Rahmen dieses Teilprojekts zum testen der Schnittstellen ein funktionaler Webclient entwickelt. </text:p>
      <text:p text:style-name="P1">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seinen Reservierungswunsch geäußert hat, wird eine entsprechende E-Mail an das betreffende Hotel versendet. Eine Hotelsuche findet nicht statt, das System wird individuell an einzelne Hotels angepasst.</text:p>
      <text:p text:style-name="P1">1.2<text:tab/>Ist-Analyse</text:p>
      <text:p text:style-name="P1"><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1">2.<text:tab/>Zielsetzung entwickeln / Soll-Konzept</text:p>
      <text:p text:style-name="P1">2.1<text:tab/>Was soll am Ende des Projektes erreicht sein?</text:p>
      <text:p text:style-name="P1"><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Projekt entwickelt. <text:s/></text:p>
      <text:p text:style-name="P1">2.2<text:tab/>Welche Anforderungen müssen erfüllt sein?</text:p>
      <text:p text:style-name="P1"><text:tab/>Folgende Anforderungen müssen erfüllt sein:</text:p>
      <text:p text:style-name="P1">-<text:tab/>Es soll eine vollständige Analyse des notwendigen Datenverkehrs zwischen Proxyserver und Clients durchgeführt werden. </text:p>
      <text:p text:style-name="P1">-<text:tab/>Der Benutzer soll möglichst wenig Wartezeit auf sich nehmen; der Reservierungsvorgang soll flüssig durchführbar sein (“10-Sekunden-Reservierung”)</text:p>
      <text:p text:style-name="P1">-<text:tab/>Ein vollständiges API des Proxyservers für die mobilen Clients (Dienstkonsumenten) soll erarbeitet werden, da die Entwicklung der mobilen Apps parallel von Mitarbeitern durchgeführt werden soll</text:p>
      <text:p text:style-name="P1">-<text:tab/>Proxyserver und Clients kommunizieren mittels JSON über HTTP (REST)</text:p>
      <text:p text:style-name="P1">-<text:tab/>Die Serversoftware wird mittels PHP-Framework (Symfony) objektorientiert entwickelt</text:p>
      <text:p text:style-name="P1">-<text:tab/>Der Webclient wird mittels üblicher Webtechnologien entwickelt (HTML, CSS, JavaScript). Der Einsatz von Frameworks ist hier ebenfalls möglich. </text:p>
      <text:p text:style-name="P1">-<text:tab/>Bei abgeschlossener Reservierung soll eine E-Mail mit den Reservierungsdaten an das Hotel geschickt werden</text:p>
      <text:p text:style-name="P1">2.3<text:tab/>Welche Einschränkungen müssen berücksichtigt werden ?</text:p>
      <text:p text:style-name="P1"><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1">3.<text:tab/>Projektstrukturplan entwickeln</text:p>
      <text:p text:style-name="P1">3.1<text:tab/>Was ist zur Erfüllung der Zielsetzung erforderlich ?</text:p>
      <text:p text:style-name="P1"><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1">3.2<text:tab/>Hauptaufgaben auflisten</text:p>
      <text:p text:style-name="P1"><text:tab/>1)<text:tab/>Analyse</text:p>
      <text:p text:style-name="P1"><text:tab/>2)<text:tab/>Entwurf</text:p>
      <text:p text:style-name="P1"><text:tab/>3)<text:tab/>Realisierung</text:p>
      <text:p text:style-name="P1"><text:tab/>4)<text:tab/>Test, Abnahme und Einführung</text:p>
      <text:p text:style-name="P1"><text:tab/>5)<text:tab/>Dokumentation</text:p>
      <text:p text:style-name="P1">3.3<text:tab/>Teilaufgaben auflisten</text:p>
      <text:p text:style-name="P1"><text:tab/>zu 1)<text:tab/></text:p>
      <text:p text:style-name="P1">-<text:tab/>Mock-Up analysieren (1h)</text:p>
      <text:p text:style-name="P1">-<text:tab/>notwendige Kommunikation zwischen Client und Server ermitteln (1h)</text:p>
      <text:p text:style-name="P1">-<text:tab/>Ermittlung von Use-Cases (2h)</text:p>
      <text:p text:style-name="P1">-<text:tab/>Beteiligte Entitäten ermitteln (1h)</text:p>
      <text:p text:style-name="P1">-<text:tab/>Beziehung der Entitäten ermitteln (1h)</text:p>
      <text:p text:style-name="P1">-<text:tab/>Programmablauf ermitteln (2h)<text:tab/></text:p>
      <text:p text:style-name="P1"><text:tab/>zu 2)</text:p>
      <text:p text:style-name="P1">-<text:tab/>Domänenmodell erstellen (2h)</text:p>
      <text:p text:style-name="P1">-<text:tab/>Definition der Endpoints des Webservices (4h)</text:p>
      <text:p text:style-name="P1"><text:tab/>zu 3)</text:p>
      <text:p text:style-name="P1">-<text:tab/>Implementierung / Realisierung (40h)</text:p>
      <text:p text:style-name="P1"><text:tab/>zu 4)</text:p>
      <text:p text:style-name="P1">-<text:tab/>Tests durchführen, Debugging (2h)</text:p>
      <text:p text:style-name="P1"><text:tab/>zu 5)</text:p>
      <text:p text:style-name="P1">-<text:tab/>Erstellen der Dokumentation (14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2-18T14:50:52.485000000</dc:date>
    <meta:editing-duration>PT9M41S</meta:editing-duration>
    <meta:editing-cycles>1</meta:editing-cycles>
    <meta:document-statistic meta:table-count="0" meta:image-count="0" meta:object-count="0" meta:page-count="2" meta:paragraph-count="48" meta:word-count="675" meta:character-count="5196" meta:non-whitespace-character-count="4540"/>
    <meta:generator>LibreOffice/5.0.5.2$Windows_x86 LibreOffice_project/55b006a02d247b5f7215fc6ea0fde844b30035b3</meta:generator>
  </office:meta>
</office:document-meta>
</file>